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20100000014000000268718850D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bottom" draw:auto-grow-height="fals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3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left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5.475cm" style:use-optimal-column-width="false"/>
    </style:style>
    <style:style style:name="co2" style:family="table-column">
      <style:table-column-properties style:column-width="1.401cm" style:use-optimal-column-width="false"/>
    </style:style>
    <style:style style:name="co3" style:family="table-column">
      <style:table-column-properties style:column-width="1.121cm" style:use-optimal-column-width="false"/>
    </style:style>
    <style:style style:name="co4" style:family="table-column">
      <style:table-column-properties style:column-width="1.192cm" style:use-optimal-column-width="false"/>
    </style:style>
    <style:style style:name="co5" style:family="table-column">
      <style:table-column-properties style:column-width="1.215cm" style:use-optimal-column-width="false"/>
    </style:style>
    <style:style style:name="co6" style:family="table-column">
      <style:table-column-properties style:column-width="1.627cm" style:use-optimal-column-width="false"/>
    </style:style>
    <style:style style:name="co7" style:family="table-column">
      <style:table-column-properties style:column-width="6.534cm" style:use-optimal-column-width="false"/>
    </style:style>
    <style:style style:name="co8" style:family="table-column">
      <style:table-column-properties style:column-width="13.22cm" style:use-optimal-column-width="false"/>
    </style:style>
    <style:style style:name="co9" style:family="table-column">
      <style:table-column-properties style:column-width="1.056cm" style:use-optimal-column-width="false"/>
    </style:style>
    <style:style style:name="co10" style:family="table-column">
      <style:table-column-properties style:column-width="1.088cm" style:use-optimal-column-width="false"/>
    </style:style>
    <style:style style:name="co11" style:family="table-column">
      <style:table-column-properties style:column-width="1.084cm" style:use-optimal-column-width="false"/>
    </style:style>
    <style:style style:name="co12" style:family="table-column">
      <style:table-column-properties style:column-width="0.898cm" style:use-optimal-column-width="false"/>
    </style:style>
    <style:style style:name="co13" style:family="table-column">
      <style:table-column-properties style:column-width="0.88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0.752cm"/>
    </style:style>
    <style:style style:name="ro3" style:family="table-row">
      <style:table-row-properties style:row-height="0.745cm"/>
    </style:style>
    <style:style style:name="ro4" style:family="table-row">
      <style:table-row-properties style:row-height="0.749cm"/>
    </style:style>
    <style:style style:name="ce1" style:family="table-cell">
      <style:graphic-properties style:repeat="repeat"/>
      <style:paragraph-properties fo:line-height="150%" fo:text-align="center"/>
      <style:text-properties fo:font-size="12pt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draw:fill="solid" draw:fill-color="#b2b2b2" draw:fill-image-width="0cm" draw:fill-image-height="0cm" style:repeat="repeat"/>
      <style:paragraph-properties fo:line-height="150%" fo:text-align="center" fo:border="0.03pt solid #ffffff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6.696cm" svg:height="7.4cm" svg:x="0.327cm" svg:y="0.363cm">
          <text:p text:style-name="P1"><text:span text:style-name="T1">Machine A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474cm" svg:height="0.738cm" svg:x="1.473cm" svg:y="1.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2">Donnée 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draw:layer="layout" svg:width="0.212cm" svg:height="1cm" draw:transform="rotate (-1.5707963267949) translate (4.673cm 4.111cm)">
          <text:p/>
          <draw:enhanced-geometry svg:viewBox="0 0 21600 21600" draw:mirror-horizontal="false" draw:mirror-vertical="false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2.6cm" svg:height="0.55cm" svg:x="2.873cm" svg:y="4.211cm">
          <draw:text-box>
            <text:p text:style-name="P1"><text:span text:style-name="T3">MaxMailSize</text:span></text:p>
          </draw:text-box>
        </draw:frame>
        <draw:custom-shape draw:style-name="gr2" draw:text-style-name="P1" draw:layer="layout" svg:width="0.25cm" svg:height="5.427cm" draw:transform="rotate (-1.5707963267949) translate (6.9cm 2.25cm)">
          <text:p/>
          <draw:enhanced-geometry svg:viewBox="0 0 21600 21600" draw:mirror-horizontal="false" draw:mirror-vertical="false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2.6cm" svg:height="0.55cm" svg:x="2.4cm" svg:y="2.45cm">
          <draw:text-box>
            <text:p text:style-name="P1"><text:span text:style-name="T3">MaxStringSize</text:span></text:p>
          </draw:text-box>
        </draw:frame>
        <draw:frame draw:style-name="standard" draw:layer="layout" svg:width="6.555cm" svg:height="0.751cm" svg:x="7.186cm" svg:y="3.23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<text:span text:style-name="T2">N+1</text:span></text:p>
              </table:table-cell>
              <table:table-cell>
                <text:p text:style-name="P3"><text:span text:style-name="T2">...</text:span></text:p>
              </table:table-cell>
              <table:table-cell>
                <text:p text:style-name="P3"><text:span text:style-name="T2">...</text:span></text:p>
              </table:table-cell>
              <table:table-cell>
                <text:p text:style-name="P3"><text:span text:style-name="T2">..</text:span></text:p>
              </table:table-cell>
              <table:table-cell>
                <text:p text:style-name="P3"><text:span text:style-name="T2">N+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33cm" svg:height="0.738cm" svg:x="7.19cm" svg:y="1.48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2">
                <text:p text:style-name="P3"><text:span text:style-name="T2">Donnée 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219cm" svg:height="0.738cm" svg:x="0.479cm" svg:y="0.553cm">
          <table:table table:template-name="default" table:use-first-row-styles="true" table:use-banding-rows-styles="true">
            <table:table-column table:style-name="co8"/>
            <table:table-row table:style-name="ro1">
              <table:table-cell table:style-name="ce3">
                <text:p text:style-name="P3"><text:span text:style-name="T2">Fichi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4.8cm" svg:height="0.85cm" svg:x="13.8cm" svg:y="0.55cm">
          <draw:text-box>
            <text:p><text:span text:style-name="T4">Couche fichiers</text:span></text:p>
          </draw:text-box>
        </draw:frame>
        <draw:frame draw:style-name="gr4" draw:text-style-name="P5" draw:layer="layout" svg:width="4.8cm" svg:height="1.445cm" svg:x="13.773cm" svg:y="2.966cm">
          <draw:text-box>
            <text:p><text:span text:style-name="T4">Couche fiable</text:span></text:p>
            <text:p><text:span text:style-name="T4"><text:s text:c="2"/></text:span><text:span text:style-name="T4">transmission de</text:span><text:span text:style-name="T4"><text:tab/></text:span><text:span text:style-name="T4"> <text:s text:c="3"/></text:span></text:p>
            <text:p><text:span text:style-name="T4"><text:s text:c="2"/></text:span><text:span text:style-name="T4">paquets</text:span></text:p>
          </draw:text-box>
        </draw:frame>
        <draw:frame draw:style-name="gr4" draw:text-style-name="P5" draw:layer="layout" svg:width="4.8cm" svg:height="1.047cm" svg:x="13.8cm" svg:y="1.372cm">
          <draw:text-box>
            <text:p><text:span text:style-name="T4">Couche données </text:span></text:p>
            <text:p><text:span text:style-name="T4"><text:s text:c="2"/></text:span><text:span text:style-name="T4">sans taille fixe</text:span></text:p>
          </draw:text-box>
        </draw:frame>
        <draw:frame draw:style-name="standard" draw:layer="layout" svg:width="5.436cm" svg:height="0.751cm" svg:x="1.473cm" svg:y="3.249cm">
          <table:table table:template-name="default" table:use-first-row-styles="true" table:use-banding-rows-styles="true">
            <table:table-column table:style-name="co9"/>
            <table:table-column table:style-name="co3"/>
            <table:table-column table:style-name="co10"/>
            <table:table-column table:style-name="co10"/>
            <table:table-column table:style-name="co11"/>
            <table:table-row table:style-name="ro2" table:default-cell-style-name="ce1">
              <table:table-cell>
                <text:p text:style-name="P1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...</text:span></text:p>
              </table:table-cell>
              <table:table-cell>
                <text:p text:style-name="P3"><text:span text:style-name="T2">N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6" draw:layer="layout" svg:width="16.696cm" svg:height="2.7cm" svg:x="0.273cm" svg:y="9.611cm">
          <text:p text:style-name="P1"><text:span text:style-name="T5">Machine B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3.1cm" svg:height="1.2cm" svg:x="1.073cm" svg:y="6.511cm">
          <text:p text:style-name="P1">Résea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1.2cm" svg:x="1.173cm" svg:y="9.611cm">
          <text:p text:style-name="P1">Réseau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973cm" svg:y1="7.811cm" svg:x2="1.973cm" svg:y2="9.411cm">
          <text:p text:style-name="P1"><text:span text:style-name="T4">MSG <text:s text:c="5"/></text:span></text:p>
        </draw:line>
        <draw:line draw:style-name="gr6" draw:text-style-name="P7" draw:layer="layout" svg:x1="3.273cm" svg:y1="9.511cm" svg:x2="3.273cm" svg:y2="7.811cm">
          <text:p text:style-name="P1"><text:span text:style-name="T4">ACK <text:s text:c="4"/></text:span></text:p>
        </draw:line>
        <draw:line draw:style-name="gr6" draw:text-style-name="P8" draw:layer="layout" svg:x1="1.873cm" svg:y1="4.111cm" svg:x2="2.073cm" svg:y2="6.411cm">
          <text:p text:style-name="P1"><text:span text:style-name="T2">MSG</text:span></text:p>
        </draw:line>
        <draw:custom-shape draw:style-name="gr7" draw:text-style-name="P9" xml:id="id2" draw:id="id2" draw:layer="layout" svg:width="3.8cm" svg:height="1.1cm" svg:x="8.773cm" svg:y="4.511cm">
          <text:p text:style-name="P1"><text:span text:style-name="T6">Postal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3.8cm" svg:height="1.1cm" svg:x="8.773cm" svg:y="6.011cm">
          <text:p text:style-name="P1"><text:span text:style-name="T6">Postal 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xml:id="id3" draw:id="id3" draw:layer="layout" svg:width="0.432cm" svg:height="0.822cm" svg:x="7.441cm" svg:y="6.111cm">
          <draw:image xlink:href="Pictures/1000020100000014000000268718850D.png" xlink:type="simple" xlink:show="embed" xlink:actuate="onLoad">
            <text:p/>
          </draw:image>
        </draw:frame>
        <draw:connector draw:style-name="gr9" draw:text-style-name="P8" draw:layer="layout" draw:type="curve" svg:x1="2.623cm" svg:y1="6.511cm" svg:x2="8.773cm" svg:y2="5.061cm" draw:start-shape="id1" draw:start-glue-point="0" draw:end-shape="id2" draw:end-glue-point="3" svg:d="M2623 6511c0-967 2050-1450 6150-1450" svg:viewBox="0 0 6151 1451">
          <text:p text:style-name="P1"><text:span text:style-name="T2"><text:s text:c="5"/></text:span><text:span text:style-name="T2">ACK</text:span></text:p>
        </draw:connector>
        <draw:line draw:style-name="gr10" draw:text-style-name="P1" draw:layer="layout" svg:x1="8.773cm" svg:y1="6.511cm" svg:x2="7.873cm" svg:y2="6.511cm">
          <text:p/>
        </draw:line>
        <draw:connector draw:style-name="gr11" draw:text-style-name="P8" draw:layer="layout" draw:type="curve" svg:x1="7.441cm" svg:y1="6.522cm" svg:x2="4.173cm" svg:y2="7.111cm" draw:start-shape="id3" draw:start-glue-point="3" draw:end-shape="id1" draw:end-glue-point="1" svg:d="M7441 6522c-2449 0-816 589-3268 589" svg:viewBox="0 0 3269 590">
          <text:p text:style-name="P1"><text:span text:style-name="T2">MSG</text:span></text:p>
          <text:p text:style-name="P1"><text:span text:style-name="T7">(retransmission)</text:span></text:p>
        </draw:connector>
        <draw:custom-shape draw:style-name="gr12" draw:text-style-name="P8" xml:id="id4" draw:id="id4" draw:layer="layout" svg:width="2cm" svg:height="1.2cm" svg:x="14.673cm" svg:y="4.511cm">
          <text:p text:style-name="P1"><text:span text:style-name="T2">Port ACK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2.573cm" svg:y1="5.111cm" svg:x2="14.673cm" svg:y2="5.111cm">
          <text:p text:style-name="P1"><text:span text:style-name="T2">ACK <text:s text:c="3"/></text:span></text:p>
        </draw:line>
        <draw:connector draw:style-name="gr11" draw:text-style-name="P7" draw:layer="layout" draw:type="curve" svg:x1="15.673cm" svg:y1="5.711cm" svg:x2="12.573cm" svg:y2="6.561cm" draw:start-shape="id4" draw:start-glue-point="2" draw:end-shape="id5" draw:end-glue-point="1" svg:d="M15673 5711c0 567-1033 850-3100 850" svg:viewBox="0 0 3101 851">
          <text:p text:style-name="P1"><text:span text:style-name="T4"><text:s text:c="10"/></text:span><text:span text:style-name="T4">Arrêt retransmission</text:span></text:p>
        </draw:connector>
        <draw:frame draw:style-name="standard" draw:layer="layout" svg:width="0.897cm" svg:height="0.744cm" svg:x="0.478cm" svg:y="3.253cm">
          <table:table table:template-name="default" table:use-first-row-styles="true" table:use-banding-rows-styles="true">
            <table:table-column table:style-name="co12"/>
            <table:table-row table:style-name="ro3">
              <table:table-cell table:style-name="ce1">
                <text:p text:style-name="P8"><text:span text:style-name="T2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0.879cm" svg:height="0.748cm" svg:x="0.496cm" svg:y="1.477cm">
          <table:table table:template-name="default" table:use-first-row-styles="true" table:use-banding-rows-styles="true">
            <table:table-column table:style-name="co13"/>
            <table:table-row table:style-name="ro4">
              <table:table-cell table:style-name="ce1">
                <text:p text:style-name="P10"><text:span text:style-name="T2">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" draw:text-style-name="P11" draw:layer="layout" svg:width="10.637cm" svg:height="0.729cm" svg:x="6.373cm" svg:y="12.591cm">
          <draw:text-box>
            <text:p text:style-name="P11"><text:span text:style-name="T2">T=Taille du fichier ; 1...N...N+M = identifiant du paqu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311cm" fo:margin-bottom="0.18cm" fo:margin-left="0.273cm" fo:margin-right="0.431cm" fo:page-width="17.4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21:52:14.114997529</meta:creation-date>
    <dc:date>2015-01-28T22:55:44.950565918</dc:date>
    <meta:editing-duration>PT39M54S</meta:editing-duration>
    <meta:editing-cycles>16</meta:editing-cycles>
    <meta:generator>LibreOffice/4.2.7.2$Linux_X86_64 LibreOffice_project/420m0$Build-2</meta:generator>
    <meta:document-statistic meta:object-count="31"/>
  </office:meta>
</office:document-meta>
</file>